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automatic-styles>
    <style:style style:name="P1" style:parent-style-name="Heading1" style:master-page-name="MP0" style:family="paragraph">
      <style:paragraph-properties fo:break-before="page" fo:text-align="center"/>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2" style:family="paragraph">
      <style:paragraph-properties>
        <style:tab-stops>
          <style:tab-stop style:type="right" style:leader-style="dotted" style:leader-text="." style:position="6.0944in"/>
        </style:tab-stops>
      </style:paragraph-properties>
    </style:style>
    <style:style style:name="P6" style:parent-style-name="TOC3" style:family="paragraph">
      <style:paragraph-properties>
        <style:tab-stops>
          <style:tab-stop style:type="right" style:leader-style="dotted" style:leader-text="." style:position="5.9277in"/>
        </style:tab-stops>
      </style:paragraph-properties>
    </style:style>
    <style:style style:name="P7" style:parent-style-name="TOC2" style:family="paragraph">
      <style:paragraph-properties>
        <style:tab-stops>
          <style:tab-stop style:type="right" style:leader-style="dotted" style:leader-text="." style:position="6.0944in"/>
        </style:tab-stops>
      </style:paragraph-properties>
    </style:style>
    <style:style style:name="P8" style:parent-style-name="TOC3" style:family="paragraph">
      <style:paragraph-properties>
        <style:tab-stops>
          <style:tab-stop style:type="right" style:leader-style="dotted" style:leader-text="." style:position="5.9277in"/>
        </style:tab-stops>
      </style:paragraph-properties>
    </style:style>
    <style:style style:name="P9" style:parent-style-name="TOC3" style:family="paragraph">
      <style:paragraph-properties>
        <style:tab-stops>
          <style:tab-stop style:type="right" style:leader-style="dotted" style:leader-text="." style:position="5.9277in"/>
        </style:tab-stops>
      </style:paragraph-properties>
    </style:style>
    <style:style style:name="P10" style:parent-style-name="TOC3" style:family="paragraph">
      <style:paragraph-properties>
        <style:tab-stops>
          <style:tab-stop style:type="right" style:leader-style="dotted" style:leader-text="." style:position="5.9277in"/>
        </style:tab-stops>
      </style:paragraph-properties>
    </style:style>
    <style:style style:name="P11" style:parent-style-name="Normal" style:family="paragraph">
      <style:paragraph-properties fo:break-before="page"/>
    </style:style>
    <style:style style:name="P12" style:parent-style-name="Normal" style:family="paragraph">
      <style:paragraph-properties fo:break-before="page"/>
    </style:style>
    <style:style style:name="P13" style:parent-style-name="Heading2" style:family="paragraph">
      <style:paragraph-properties fo:text-align="center"/>
    </style:style>
    <style:style style:name="P14" style:parent-style-name="Normal" style:family="paragraph">
      <style:paragraph-properties fo:break-before="page"/>
    </style:style>
    <style:style style:name="P15" style:parent-style-name="Heading2" style:family="paragraph">
      <style:paragraph-properties fo:text-align="center"/>
    </style:style>
    <style:style style:name="T16" style:parent-style-name="Hyperlink" style:family="text">
      <style:text-properties fo:font-size="10pt" style:font-size-asian="10pt" style:font-size-complex="10pt"/>
    </style:style>
    <style:style style:name="T17" style:parent-style-name="Hyperlink" style:family="text">
      <style:text-properties fo:font-size="10pt" style:font-size-asian="10pt" style:font-size-complex="10pt"/>
    </style:style>
    <style:style style:name="T18" style:parent-style-name="Hyperlink" style:family="text">
      <style:text-properties fo:font-size="10pt" style:font-size-asian="10pt" style:font-size-complex="10pt"/>
    </style:style>
    <style:style style:name="P19" style:parent-style-name="Normal" style:family="paragraph">
      <style:text-properties fo:font-size="10pt" style:font-size-asian="10pt" style:font-size-complex="10pt"/>
    </style:style>
    <style:style style:name="P20" style:parent-style-name="Normal" style:family="paragraph">
      <style:paragraph-properties fo:break-before="page"/>
    </style:style>
  </office:automatic-styles>
  <office:body>
    <office:text text:use-soft-page-breaks="true">
      <text:h text:style-name="P1" text:outline-level="1"><text:bookmark-start text:name="_Toc171134075"/>Library<text:s/>Documentation (JavaFX &amp; scene Builder)<text:bookmark-end text:name="_Toc171134075"/></text:h>
      <text:p text:style-name="Normal"/>
      <text:p text:style-name="Normal"/>
      <text:p text:style-name="Normal"/>
      <text:p text:style-name="Normal">By -Slippy (Creator of Repository)<text:s/></text:p>
      <text:p text:style-name="Normal">Version created for – 0.02</text:p>
      <text:p text:style-name="Normal">Date last changed 06/07/24</text:p>
      <text:p text:style-name="Normal"/>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171134075" office:target-frame-name="_top" xlink:show="replace"><text:span text:style-name="Hyperlink">Library Documentation (JavaFX &amp; scene Builder)</text:span><text:tab/>1</text:a></text:p>
          <text:p text:style-name="P3"><text:a xlink:href="#_Toc171134076" office:target-frame-name="_top" xlink:show="replace"><text:span text:style-name="Hyperlink">Introduction</text:span><text:tab/>2</text:a></text:p>
          <text:p text:style-name="P4"><text:a xlink:href="#_Toc171134077" office:target-frame-name="_top" xlink:show="replace"><text:span text:style-name="Hyperlink">What is java FX</text:span><text:tab/>2</text:a></text:p>
          <text:p text:style-name="P5"><text:a xlink:href="#_Toc171134078" office:target-frame-name="_top" xlink:show="replace"><text:span text:style-name="Hyperlink">How JavaFX is implemented and how to implement</text:span><text:tab/>3</text:a></text:p>
          <text:p text:style-name="P6"><text:a xlink:href="#_Toc171134079" office:target-frame-name="_top" xlink:show="replace"><text:span text:style-name="Hyperlink">Coding standards</text:span><text:tab/>3</text:a></text:p>
          <text:p text:style-name="P7"><text:a xlink:href="#_Toc171134080" office:target-frame-name="_top" xlink:show="replace"><text:span text:style-name="Hyperlink">Guide to Usage</text:span><text:tab/>4</text:a></text:p>
          <text:p text:style-name="P8"><text:a xlink:href="#_Toc171134081" office:target-frame-name="_top" xlink:show="replace"><text:span text:style-name="Hyperlink">How to Use JavaFX</text:span><text:tab/>4</text:a></text:p>
          <text:p text:style-name="P9"><text:a xlink:href="#_Toc171134082" office:target-frame-name="_top" xlink:show="replace"><text:span text:style-name="Hyperlink">How to use Scene Builder</text:span><text:tab/>5</text:a></text:p>
          <text:p text:style-name="P10"><text:a xlink:href="#_Toc171134083" office:target-frame-name="_top" xlink:show="replace"><text:span text:style-name="Hyperlink">Installing</text:span><text:tab/>5</text:a></text:p>
        </text:index-body>
      </text:table-of-content>
      <text:p text:style-name="Normal"/>
      <text:p text:style-name="Normal"/>
      <text:p text:style-name="P11"/>
      <text:h text:style-name="Heading2" text:outline-level="2"><text:bookmark-start text:name="_Toc171134076"/><text:soft-page-break/>Introduction<text:bookmark-end text:name="_Toc171134076"/></text:h>
      <text:h text:style-name="Heading2" text:outline-level="2"><text:bookmark-start text:name="_Toc171134077"/><text:span text:style-name="Heading3Char">What</text:span><text:s/>is java FX<text:bookmark-end text:name="_Toc171134077"/></text:h>
      <text:p text:style-name="Normal"/>
      <text:p text:style-name="Normal">Java FX is <text:s/>a library for Java that is apart of the Java Development platform that is designed to simplify the creation of a GUI for the program through adding more commands that help easily modify the gUI and has an extra program called Scene Builder that helps with this by auto generating the code for the Use in a Fxml document and than Java Fx is used to load this file</text:p>
      <text:h text:style-name="Heading4" text:outline-level="4">Why Use JavaFX</text:h>
      <text:p text:style-name="Normal"/>
      <text:p text:style-name="Normal">Is adds extra support for easy development of a GUI compared to the in-built commands that and also the scene builder makes it trivarly easier to develop a web page and makes it a lot faster making it a perfect choice for developing the UI</text:p>
      <text:p text:style-name="Normal"/>
      <text:p text:style-name="Normal"/>
      <text:h text:style-name="Heading4" text:outline-level="4">How is It Used in the program</text:h>
      <text:p text:style-name="Normal"/>
      <text:p text:style-name="Normal">Java FX is used in this program but is paired with the software scenebuilder this software works on fxml files by providing a GUI to customize the GUI through using buttons and auto generates the code for the Designer this is used for the coding of the GUI page it’s self and this is a coding standered for loading the GUI page than JavaFX code is used</text:p>
      <text:p text:style-name="P12"/>
      <text:h text:style-name="P13" text:outline-level="2"><text:bookmark-start text:name="_Toc171134078"/><text:soft-page-break/>How JavaFX is implemented and how to implement<text:bookmark-end text:name="_Toc171134078"/></text:h>
      <text:p text:style-name="Normal"/>
      <text:p text:style-name="Normal"/>
      <text:h text:style-name="Heading3" text:outline-level="3"><text:bookmark-start text:name="_Toc171134079"/>Coding standards<text:bookmark-end text:name="_Toc171134079"/></text:h>
      <text:p text:style-name="Normal">When it comes to coding standards of JavaFX there is a list of rules to follow for the sake of all developers and maintainers to help make sure development is easy and streamlined as possible.</text:p>
      <text:p text:style-name="Normal"/>
      <text:p text:style-name="Normal">1 – Make sure all stages are named<text:s/>appropriately<text:s/>with the FXML file that is loaded</text:p>
      <text:p text:style-name="Normal">2<text:s/>- Rule<text:s/>1 may be hard if your using one stage on two fxml files so exceptions can be made for such a case</text:p>
      <text:p text:style-name="Normal">3- for the GUI page it must be a FXML file that is loaded from the<text:s/>resources<text:s/>file and not coded directly into the code</text:p>
      <text:p text:style-name="Normal">4-You should always set the title of a stage as something appropriate</text:p>
      <text:p text:style-name="Normal">5-button input and controls should be included in a control class, exceptions can be made for this within reasonable circumstances of logic and or flow</text:p>
      <text:p text:style-name="Normal">6-all control classes should be appropriately named such as user Controls</text:p>
      <text:p text:style-name="Normal"/>
      <text:p text:style-name="Normal"/>
      <text:p text:style-name="Normal">The above list may be changed at any time if you have any suggestions of changes please feel free to contact me<text:s/></text:p>
      <text:p text:style-name="Normal"/>
      <text:p text:style-name="Normal"/>
      <text:p text:style-name="Normal">If any code is out of standard than feel free to create a bug report for enhancement under feature request and explain the code is out of standard and why so it may be brought into standard<text:s/></text:p>
      <text:p text:style-name="P14"/>
      <text:h text:style-name="P15" text:outline-level="2"><text:bookmark-start text:name="_Toc171134080"/><text:soft-page-break/>Guide to Usage<text:bookmark-end text:name="_Toc171134080"/></text:h>
      <text:p text:style-name="Normal"/>
      <text:p text:style-name="Normal"/>
      <text:h text:style-name="Heading3" text:outline-level="3"><text:bookmark-start text:name="_Toc171134081"/>How to Use JavaFX<text:bookmark-end text:name="_Toc171134081"/></text:h>
      <text:p text:style-name="Normal"/>
      <text:p text:style-name="Normal">When it comes to using JavaFX you should hold some basic knowledge of java but do not worry about being great as using scene builder means you do not need to know a lot of java</text:p>
      <text:p text:style-name="Normal"/>
      <text:p text:style-name="Normal">I will link below the official documentation plus a video series on how to Use JavaFX as I cannot really write a tutorial on how to use JavaFX<text:s/></text:p>
      <text:p text:style-name="Normal"/>
      <text:p text:style-name="Normal"/>
      <text:p text:style-name="Normal">But JavaFX in this program is used mainly to load stages as the pages of GUI’s themselves are created in FXML files mainly by scene builder<text:s/></text:p>
      <text:p text:style-name="Normal"/>
      <text:h text:style-name="Heading4" text:outline-level="4">Links to<text:s/><text:span text:style-name="Heading5Char">Guides</text:span></text:h>
      <text:p text:style-name="Normal"><text:a xlink:href="https://openjfx.io/javadoc/22/javafx.fxml/javafx/fxml/doc-files/introduction_to_fxml.html" office:target-frame-name="_top" xlink:show="replace"><text:span text:style-name="T16">https://openjfx.io/javadoc/22/javafx.fxml/javafx/fxml/doc-files/introduction_to_fxml.html</text:span></text:a></text:p>
      <text:p text:style-name="Normal"><text:a xlink:href="https://openjfx.io/javadoc/22/" office:target-frame-name="_top" xlink:show="replace"><text:span text:style-name="T17">https://openjfx.io/javadoc/22/</text:span></text:a></text:p>
      <text:p text:style-name="Normal"><text:a xlink:href="https://www.youtube.com/watch?v=_7OM-cMYWbQ&amp;list=PLZPZq0r_RZOM-8vJA3NQFZB7JroDcMwev" office:target-frame-name="_top" xlink:show="replace"><text:span text:style-name="T18">https://www.youtube.com/watch?v=_7OM-cMYWbQ&amp;list=PLZPZq0r_RZOM-8vJA3NQFZB7JroDcMwev</text:span></text:a></text:p>
      <text:p text:style-name="P19"/>
      <text:h text:style-name="Heading4" text:outline-level="4">Installing</text:h>
      <text:p text:style-name="Normal">When it comes to installing JavaFX all of the required library files are currently Included in the program files if your using JavaFX it should be good to go right away (this may need to be verified)</text:p>
      <text:p text:style-name="Normal"/>
      <text:p text:style-name="Normal">Otherwise, installation revolves around having your IDE include the library files for coding I included the installation guide below on the collom section it includes multiple IDE’s if yours is not included find your library file and and include the library file in the JavaFX file</text:p>
      <text:p text:style-name="P20"/>
      <text:h text:style-name="Heading3" text:outline-level="3"><text:bookmark-start text:name="_Toc171134082"/><text:soft-page-break/>How to use Scene Builder<text:bookmark-end text:name="_Toc171134082"/></text:h>
      <text:p text:style-name="Normal">Scene Builder is not included in the files of the software and must be downloaded separately so unless you want to make the fxml files (as while FXML files are a required standard using Scene Builder is not) <text:s/>by hand I recommend downloading it is a program that Is launches and than generates a fxml file that can be saved in the resources file</text:p>
      <text:p text:style-name="Normal"/>
      <text:p text:style-name="Normal"/>
      <text:p text:style-name="Normal">Its worth noting that The fxml files are only able to be loaded by JavaFX while in the recourses file I am unsure if this is an issue with my IDE or a new feature as ive seen evidence of it being possible to load outside said file if you know a way feel free to send me a message<text:s/>but for now all FXMl files created must be in said file</text:p>
      <text:p text:style-name="Normal"/>
      <text:p text:style-name="Normal">Ideaj and eclipse have built in scene builder support in the IDE once its installed however some features may be missing from the main application<text:s/></text:p>
      <text:p text:style-name="Normal"/>
      <text:p text:style-name="Normal"/>
      <text:h text:style-name="Heading4" text:outline-level="4">Links to Guides</text:h>
      <text:p text:style-name="Normal"><text:a xlink:href="https://www.youtube.com/watch?v=-Obxf6NjnbQ&amp;list=PLZPZq0r_RZOM-8vJA3NQFZB7JroDcMwev&amp;index=5" office:target-frame-name="_top" xlink:show="replace"><text:span text:style-name="Hyperlink">https://www.youtube.com/watch?v=-Obxf6NjnbQ&amp;list=PLZPZq0r_RZOM-8vJA3NQFZB7JroDcMwev&amp;index=5</text:span></text:a><text:s/>(includes how to for Ideaj and eclipse)</text:p>
      <text:p text:style-name="Normal"/>
      <text:h text:style-name="Heading3" text:outline-level="3"><text:bookmark-start text:name="_Toc171134083"/>Installing<text:bookmark-end text:name="_Toc171134083"/></text:h>
      <text:p text:style-name="Normal">The files for Scene Builder are not Included and should be installed separately the link is below</text:p>
      <text:p text:style-name="Normal"/>
      <text:p text:style-name="Normal"><text:a xlink:href="https://gluonhq.com/products/scene-builder/" office:target-frame-name="_top" xlink:show="replace"><text:span text:style-name="Hyperlink">https://gluonhq.com/products/scene-builder/</text:span></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margin-top="0.1666in" fo:margin-bottom="0in" fo:line-height="107%"/>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7-06T02:54:00Z</meta:creation-date>
    <dc:date>2024-07-06T03:54:00Z</dc:date>
    <meta:template xlink:href="Normal" xlink:type="simple"/>
    <meta:editing-cycles>1</meta:editing-cycles>
    <meta:editing-duration>PT3600S</meta:editing-duration>
    <meta:user-defined meta:name="MSIP_Label_f2dfecbd-fc97-4e8a-a9cd-19ed496c406e_Enabled">true</meta:user-defined>
    <meta:user-defined meta:name="MSIP_Label_f2dfecbd-fc97-4e8a-a9cd-19ed496c406e_SetDate">2024-07-06T03:54:21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38d67d40-df98-4ffc-b7a0-fdb8f3b53b7d</meta:user-defined>
    <meta:user-defined meta:name="MSIP_Label_f2dfecbd-fc97-4e8a-a9cd-19ed496c406e_ContentBits">0</meta:user-defined>
    <meta:document-statistic meta:page-count="6" meta:paragraph-count="12" meta:word-count="897" meta:character-count="6004" meta:row-count="42" meta:non-whitespace-character-count="5119"/>
  </office:meta>
</office:document-meta>
</file>